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1fcb02" officeooo:paragraph-rsid="0021a644"/>
    </style:style>
    <style:style style:name="P3" style:family="paragraph" style:parent-style-name="Standard">
      <style:paragraph-properties fo:text-align="start" style:justify-single-word="false"/>
      <style:text-properties officeooo:paragraph-rsid="0032ee49"/>
    </style:style>
    <style:style style:name="P4" style:family="paragraph" style:parent-style-name="Standard">
      <style:paragraph-properties fo:text-align="start" style:justify-single-word="false"/>
      <style:text-properties officeooo:rsid="0036f0fe" officeooo:paragraph-rsid="0036f0fe"/>
    </style:style>
    <style:style style:name="P5" style:family="paragraph" style:parent-style-name="Standard">
      <style:paragraph-properties fo:text-align="start" style:justify-single-word="false"/>
      <style:text-properties officeooo:rsid="0039fb3f" officeooo:paragraph-rsid="0039fb3f"/>
    </style:style>
    <style:style style:name="P6" style:family="paragraph" style:parent-style-name="Standard">
      <style:paragraph-properties fo:text-align="center" style:justify-single-word="false"/>
      <style:text-properties fo:font-size="14pt" officeooo:rsid="003be918" officeooo:paragraph-rsid="003be91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21409" officeooo:paragraph-rsid="0042140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42199e" officeooo:paragraph-rsid="0042199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be918" officeooo:paragraph-rsid="003be91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rsid="0042199e" officeooo:paragraph-rsid="0042199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43cbc2" officeooo:paragraph-rsid="0043cbc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421409" officeooo:paragraph-rsid="00421409" style:font-size-asian="12pt" style:font-size-complex="12pt"/>
    </style:style>
    <style:style style:name="P13" style:family="paragraph" style:parent-style-name="Table_20_Contents">
      <style:text-properties officeooo:rsid="001d81b8" officeooo:paragraph-rsid="001d81b8"/>
    </style:style>
    <style:style style:name="P14" style:family="paragraph" style:parent-style-name="Table_20_Contents">
      <style:text-properties officeooo:rsid="001d81b8" officeooo:paragraph-rsid="001d81b8" fo:background-color="#ffff00"/>
    </style:style>
    <style:style style:name="P15" style:family="paragraph" style:parent-style-name="Table_20_Contents">
      <style:text-properties officeooo:rsid="001e2ead" officeooo:paragraph-rsid="001e2ead" fo:background-color="#ffff00"/>
    </style:style>
    <style:style style:name="P16" style:family="paragraph" style:parent-style-name="Table_20_Contents">
      <style:text-properties fo:font-size="12pt" officeooo:rsid="00409444" officeooo:paragraph-rsid="00409444" style:font-size-asian="12pt" style:font-size-complex="12pt"/>
    </style:style>
    <style:style style:name="P17" style:family="paragraph" style:parent-style-name="Table_20_Contents">
      <style:text-properties fo:font-size="12pt" officeooo:rsid="003be918" officeooo:paragraph-rsid="003be918" style:font-size-asian="12pt" style:font-size-complex="12pt"/>
    </style:style>
    <style:style style:name="P18" style:family="paragraph">
      <loext:graphic-properties draw:fill-color="#77bc65"/>
    </style:style>
    <style:style style:name="P19" style:family="paragraph">
      <style:paragraph-properties fo:text-align="center"/>
    </style:style>
    <style:style style:name="P20" style:family="paragraph">
      <loext:graphic-properties draw:fill-color="#ffbf00"/>
      <style:paragraph-properties fo:text-align="center"/>
    </style:style>
    <style:style style:name="P21" style:family="paragraph">
      <loext:graphic-properties draw:fill-color="#b47804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d81b8"/>
    </style:style>
    <style:style style:name="T2" style:family="text">
      <style:text-properties fo:background-color="#ffff00" loext:char-shading-value="0"/>
    </style:style>
    <style:style style:name="T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weight="bold" officeooo:rsid="0023c590" style:font-weight-asian="bold" style:font-weight-complex="bold"/>
    </style:style>
    <style:style style:name="T5" style:family="text">
      <style:text-properties fo:font-weight="bold" officeooo:rsid="002753be" style:font-weight-asian="bold" style:font-weight-complex="bold"/>
    </style:style>
    <style:style style:name="T6" style:family="text">
      <style:text-properties fo:font-weight="bold" officeooo:rsid="0026175b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2ead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eaf66" fo:background-color="transparent" loext:char-shading-value="0"/>
    </style:style>
    <style:style style:name="T11" style:family="text">
      <style:text-properties officeooo:rsid="0021a644"/>
    </style:style>
    <style:style style:name="T12" style:family="text">
      <style:text-properties officeooo:rsid="00225ff4"/>
    </style:style>
    <style:style style:name="T13" style:family="text">
      <style:text-properties officeooo:rsid="0023c590"/>
    </style:style>
    <style:style style:name="T14" style:family="text">
      <style:text-properties officeooo:rsid="00259b6b"/>
    </style:style>
    <style:style style:name="T15" style:family="text">
      <style:text-properties officeooo:rsid="0026175b"/>
    </style:style>
    <style:style style:name="T16" style:family="text">
      <style:text-properties officeooo:rsid="002753be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2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2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23" style:family="text">
      <style:text-properties officeooo:rsid="0032ee49"/>
    </style:style>
    <style:style style:name="T24" style:family="text">
      <style:text-properties officeooo:rsid="00358e44"/>
    </style:style>
    <style:style style:name="T25" style:family="text">
      <style:text-properties officeooo:rsid="0039fdce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3dd43a"/>
    </style:style>
    <style:style style:name="T28" style:family="text">
      <style:text-properties officeooo:rsid="0041745b"/>
    </style:style>
    <style:style style:name="T29" style:family="text">
      <style:text-properties officeooo:rsid="0041c612"/>
    </style:style>
    <style:style style:name="T30" style:family="text">
      <style:text-properties officeooo:rsid="004206be"/>
    </style:style>
    <style:style style:name="T31" style:family="text">
      <style:text-properties officeooo:rsid="00423ca0"/>
    </style:style>
    <style:style style:name="T32" style:family="text">
      <style:text-properties officeooo:rsid="0043cbc2"/>
    </style:style>
    <style:style style:name="T33" style:family="text">
      <style:text-properties officeooo:rsid="00454797"/>
    </style:style>
    <style:style style:name="T34" style:family="text">
      <style:text-properties officeooo:rsid="004635f1"/>
    </style: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77bc65" draw:textarea-horizontal-align="justify" draw:textarea-vertical-align="middle" draw:auto-grow-height="false" fo:min-height="1.4701in" fo:min-width="2.8909in" style:run-through="foreground"/>
    </style:style>
    <style:style style:name="gr3" style:family="graphic">
      <style:graphic-properties draw:fill-color="#ffbf00" draw:textarea-horizontal-align="justify" draw:textarea-vertical-align="middle" draw:auto-grow-height="false" fo:min-height="0.8146in" fo:min-width="0.8146in" style:run-through="foreground"/>
      <style:paragraph-properties style:writing-mode="lr-tb"/>
    </style:style>
    <style:style style:name="gr4" style:family="graphic">
      <style:graphic-properties draw:fill-color="#b47804" draw:textarea-horizontal-align="justify" draw:textarea-vertical-align="middle" draw:auto-grow-height="false" fo:min-height="0.8146in" fo:min-width="0.8146in" style:run-through="foreground"/>
      <style:paragraph-properties style:writing-mode="lr-tb"/>
    </style:style>
    <style:style style:name="gr5" style:family="graphic">
      <style:graphic-properties draw:fill-color="#ff0000" draw:textarea-horizontal-align="justify" draw:textarea-vertical-align="middle" draw:auto-grow-height="false" fo:min-height="0.3874in" fo:min-width="0.3874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0965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Java</text:span> <text:span text:style-name="T1">vs</text:span> <text:span text:style-name="T7">Cpp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<text:span text:style-name="T2">Platform In-dependent</text:span>→has own runtime environment</text:p>
          </table:table-cell>
          <table:table-cell table:style-name="Table1.B1" office:value-type="string">
            <text:p text:style-name="P13"><text:span text:style-name="T2">Platform Dependent</text:span>→Uses OS’ runtime environment made for cpp</text:p>
          </table:table-cell>
        </table:table-row>
        <table:table-row>
          <table:table-cell table:style-name="Table1.A2" office:value-type="string">
            <text:p text:style-name="P14">No Multiple Inheritance</text:p>
          </table:table-cell>
          <table:table-cell table:style-name="Table1.B2" office:value-type="string">
            <text:p text:style-name="P14">Supports Multiple Inheritanc<text:span text:style-name="T8">e</text:span>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No Pointers<text:span text:style-name="T9">→Olny</text:span><text:span text:style-name="T10"> Call by val</text:span></text:p>
          </table:table-cell>
          <table:table-cell table:style-name="Table2.B1" office:value-type="string">
            <text:p text:style-name="P15">Has Pointers<text:span text:style-name="T9"> → </text:span><text:span text:style-name="T10">Both Call by val and Call by ref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name="DrawObject1" draw:style-name="gr1"><draw:custom-shape draw:name="Shape 1" draw:style-name="gr2" draw:text-style-name="P18" svg:width="3.0496in" svg:height="1.6287in" svg:x="1.9154in" svg:y="0.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20" svg:width="1.1524in" svg:height="1.1524in" svg:x="3.5937in" svg:y="1.0598in"><text:p text:style-name="P19"/><text:p text:style-name="P19"/><text:p text:style-name="P19"/><text:p text:style-name="P19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3" draw:style-name="gr4" draw:text-style-name="P21" svg:width="1.1524in" svg:height="1.1524in" svg:x="2.15in" svg:y="1.0598in"><text:p text:style-name="P19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5" draw:text-style-name="P22" svg:width="0.5476in" svg:height="0.5476in" svg:x="3.8028in" svg:y="1.1016in"><text:p text:style-name="P19"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name="Text Frame 1" draw:style-name="gr6" draw:text-style-name="P23" svg:width="0.3224in" svg:height="0.1925in" svg:x="4.0697in" svg:y="2.2118in"><draw:text-box><text:p>JRE</text:p></draw:text-box></draw:frame><draw:custom-shape draw:name="Shape 5" draw:style-name="gr5" draw:text-style-name="P22" svg:width="0.5476in" svg:height="0.5476in" svg:x="3.989in" svg:y="1.607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name="Text Frame 2" draw:style-name="gr7" draw:text-style-name="P23" svg:width="0.426in" svg:height="0.3843in" svg:x="2.5173in" svg:y="2.2118in"><draw:text-box><text:p>Tools</text:p></draw:text-box></draw:frame><draw:frame draw:name="Text Frame 3" draw:style-name="gr8" draw:text-style-name="P23" svg:width="0.3453in" svg:height="0.1925in" svg:x="3.8953in" svg:y="1.2736in"><draw:text-box><text:p>JVM</text:p></draw:text-box></draw:frame><draw:frame draw:name="Text Frame 4" draw:style-name="gr8" draw:text-style-name="P23" svg:width="0.3453in" svg:height="0.1925in" svg:x="4.1291in" svg:y="1.7634in"><draw:text-box><text:p>Lib</text:p></draw:text-box></draw:frame></draw:g><text:span text:style-name="T18">JDK</text:span><text:span text:style-name="T17"> </text:span><text:span text:style-name="T14">[</text:span><text:span text:style-name="T11">(</text:span>Java Development Kit<text:span text:style-name="T11">) </text:span><text:span text:style-name="T13">=&gt; </text:span><text:span text:style-name="T4">JRE</text:span><text:span text:style-name="T16">(</text:span><text:span text:style-name="T5">Libraries</text:span><text:span text:style-name="T13"> + </text:span><text:span text:style-name="T4">JVM</text:span><text:span text:style-name="T16">)</text:span><text:span text:style-name="T13"> </text:span><text:span text:style-name="T15">+ </text:span><text:span text:style-name="T6">Tools</text:span><text:span text:style-name="T14">]</text:span> → <text:span text:style-name="T11">Set of tools </text:span><text:span text:style-name="T12">during <text:tab/><text:tab/><text:tab/><text:tab/><text:tab/><text:tab/>Development and Executi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4"># </text:span><text:span text:style-name="T23">To import Input Output → </text:span><text:span text:style-name="T19">import</text:span><text:span text:style-name="T20"> </text:span><text:span text:style-name="T21">java</text:span><text:span text:style-name="T22">.</text:span><text:span text:style-name="T21">io</text:span><text:span text:style-name="T22">.*</text:span><text:span text:style-name="T20">;</text:span></text:p>
      <text:p text:style-name="P4"># Making a Class then with filename</text:p>
      <text:p text:style-name="P4"/>
      <text:p text:style-name="P5"><text:span text:style-name="T26">Static</text:span> <text:span text:style-name="T25">(Instance variable)</text:span> – For <text:span text:style-name="T25">whole</text:span> Class</text:p>
      <text:p text:style-name="P5"><text:span text:style-name="T26">Local </text:span>– For <text:span text:style-name="T25">whole </text:span>Function</text:p>
      <text:p text:style-name="P5"/>
      <text:p text:style-name="P5"/>
      <text:p text:style-name="P6">Primitive vs None Primitive</text:p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<text:span text:style-name="T29">Byte (1 byte), Short (2 byte), </text:span>Int(4 byte), <text:span text:style-name="T29">Long(8 byte)</text:span> , Char(2 byte), Bool(1 byte), <text:span text:style-name="T27">Float(4 byte), </text:span><text:span text:style-name="T30">Double(8 byte)</text:span><text:span text:style-name="T27"> </text:span></text:p>
          </table:table-cell>
          <table:table-cell table:style-name="Table3.B1" office:value-type="string">
            <text:p text:style-name="P17">String, Array, <text:span text:style-name="T28">Objects</text:span></text:p>
          </table:table-cell>
        </table:table-row>
        <table:table-row>
          <table:table-cell table:style-name="Table3.A2" office:value-type="string">
            <text:p text:style-name="P16">Simple stored memory types</text:p>
          </table:table-cell>
          <table:table-cell table:style-name="Table3.B2" office:value-type="string">
            <text:p text:style-name="P16">Complex values or contiguos</text:p>
          </table:table-cell>
        </table:table-row>
      </table:table>
      <text:p text:style-name="P6"/>
      <text:p text:style-name="P9"/>
      <text:p text:style-name="P7"><text:span text:style-name="T34"># </text:span>Type Conversion/ Explicit Typecasting </text:p>
      <text:p text:style-name="P12"/>
      <text:p text:style-name="P12">long x = 10</text:p>
      <text:p text:style-name="P12">int y = (int)x;</text:p>
      <text:p text:style-name="P12"><text:soft-page-break/></text:p>
      <text:p text:style-name="P10">char x = ‘B’;</text:p>
      <text:p text:style-name="P10">int y = x;</text:p>
      <text:p text:style-name="P7"/>
      <text:p text:style-name="P8"><text:span text:style-name="T34"># </text:span>Operators : </text:p>
      <text:p text:style-name="P10"/>
      <text:p text:style-name="P10">1. Arithmetic <text:s text:c="2"/><text:span text:style-name="T31">+ - / *</text:span></text:p>
      <text:p text:style-name="P10">2. Relational <text:s text:c="3"/><text:span text:style-name="T31">== != &lt;= &gt;= &lt; &gt;</text:span></text:p>
      <text:p text:style-name="P11">3. Logical <text:s text:c="7"/>&amp;&amp; ||</text:p>
      <text:p text:style-name="P10"><text:span text:style-name="T32">4</text:span>. Bitwise <text:s text:c="7"/><text:span text:style-name="T33">&amp; | ^</text:span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d81b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3:38:12.435165157</meta:creation-date>
    <dc:date>2024-01-20T15:19:34.394329430</dc:date>
    <meta:editing-duration>PT1H41M4S</meta:editing-duration>
    <meta:editing-cycles>41</meta:editing-cycles>
    <meta:generator>LibreOffice/7.5.9.2$Linux_X86_64 LibreOffice_project/50$Build-2</meta:generator>
    <meta:document-statistic meta:table-count="3" meta:image-count="0" meta:object-count="0" meta:page-count="2" meta:paragraph-count="27" meta:word-count="162" meta:character-count="933" meta:non-whitespace-character-count="768"/>
  </office:meta>
</office:document-meta>
</file>